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orphans="0" fo:widows="0"/>
      <style:text-properties fo:font-weight="bold" style:font-weight-asian="bold"/>
    </style:style>
    <style:style style:name="P5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3">
      <style:paragraph-properties fo:margin-left="1in" fo:margin-right="0in" fo:text-indent="-0.25in" style:auto-text-indent="false"/>
    </style:style>
    <style:style style:name="P18" style:family="paragraph" style:parent-style-name="Standard" style:list-style-name="WWNum6">
      <style:paragraph-properties fo:margin-left="1in" fo:margin-right="0in" fo:text-indent="-0.25in" style:auto-text-indent="false"/>
    </style:style>
    <style:style style:name="P19" style:family="paragraph" style:parent-style-name="Standard" style:list-style-name="WWNum1">
      <style:paragraph-properties fo:margin-left="1in" fo:margin-right="0in" fo:text-indent="-0.25in" style:auto-text-indent="false"/>
    </style:style>
    <style:style style:name="P20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master-page-name="Standard">
      <style:paragraph-properties fo:orphans="0" fo:widows="0" style:page-number="1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fo:color="#ff0000" style:text-underline-style="none"/>
    </style:style>
    <style:style style:name="T6" style:family="text">
      <style:text-properties fo:font-weight="bold" style:font-weight-asian="bold"/>
    </style:style>
    <style:style style:name="T7" style:family="text">
      <style:text-properties fo:color="#ff00ff" fo:font-weight="bold" style:font-weight-asian="bold"/>
    </style:style>
    <style:style style:name="T8" style:family="text">
      <style:text-properties fo:color="#ff00ff"/>
    </style:style>
    <style:style style:name="T9" style:family="text">
      <style:text-properties fo:color="#ff00ff" style:text-underline-style="none"/>
    </style:style>
    <style:style style:name="T10" style:family="text">
      <style:text-properties fo:color="#4a86e8" fo:font-weight="bold" style:font-weight-asian="bold"/>
    </style:style>
    <style:style style:name="T11" style:family="text">
      <style:text-properties fo:color="#4a86e8"/>
    </style:style>
    <style:style style:name="T12" style:family="text">
      <style:text-properties fo:color="#4a86e8" style:text-underline-style="none"/>
    </style:style>
    <style:style style:name="T1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font-size="18pt" fo:font-weight="bold" style:font-size-asian="18pt" style:font-weight-asian="bold" style:font-size-complex="18pt"/>
    </style:style>
    <style:style style:name="T16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25744064" text:id="ct25744064">
          <text:insertion>
            <office:change-info>
              <dc:creator>Michael Fox</dc:creator>
              <dc:date>2019-10-08T02:49:46</dc:date>
            </office:change-info>
          </text:insertion>
        </text:changed-region>
        <text:changed-region xml:id="ct25676512" text:id="ct25676512">
          <text:insertion>
            <office:change-info>
              <dc:creator>RTheren</dc:creator>
              <dc:date>2019-10-08T20:10:3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LWDW <text:s/>- </text:span><text:span text:style-name="T2">191 <text:s text:c="2"/></text:span></text:p>
      <text:p text:style-name="P1"><text:span text:style-name="T6">Colour key - </text:span><text:span text:style-name="T7">Venn</text:span><text:span text:style-name="T6"> </text:span><text:span text:style-name="T10">Pedro </text:span><text:span text:style-name="T3">Jill</text:span></text:p>
      <text:p text:style-name="P2"/>
      <text:p text:style-name="P1"><text:span text:style-name="T6">The Jill</text:span></text:p>
      <text:p text:style-name="P1"><text:a xlink:type="simple" xlink:href="https://meet.jit.si/jordan9000#config.disableAP=true&amp;config.disableAEC=true&amp;config.disableAGC=true" text:style-name="ListLabel_20_109" text:visited-style-name="ListLabel_20_109"><text:span text:style-name="T13">https://meet.jit.si/jordan9000#config.disableAP=true&amp;config.disableAEC=true&amp;config.disableAGC=true</text:span></text:a></text:p>
      <text:p text:style-name="P4"/>
      <text:p text:style-name="P1"><text:span text:style-name="T6">The Pedro </text:span></text:p>
      <text:p text:style-name="P1"><text:a xlink:type="simple" xlink:href="https://meet.jit.si/pedro9000#config.disableAP=true&amp;config.disableAEC=true&amp;config.disableAGC=true" text:style-name="ListLabel_20_109" text:visited-style-name="ListLabel_20_109"><text:span text:style-name="T13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23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23" svg:width="0.0012in" svg:height="0.0213in"><text:p/></draw:rect></text:p>
      <text:p text:style-name="P1"><text:span text:style-name="T15">Post story suggestions </text:span><text:span text:style-name="T16">HAR</text:span><text:span text:style-name="T17"> \&gt;:D/</text:span></text:p>
      <text:p text:style-name="P1"/>
      <text:p text:style-name="P1"><text:span text:style-name="T6">1.team green, in a blender https://twitter.com/blender_org/status/1181199681797443591</text:span></text:p>
      <text:p text:style-name="P1"><text:span text:style-name="T6">2.</text:span><text:change-start text:change-id="ct25744064"/><text:span text:style-name="T6"><office:annotation office:name="__Annotation__29_872595597"><dc:creator>Venn Stone</dc:creator><dc:date>2019-10-08T13:06:51</dc:date><text:p><text:span text:style-name="T18">22 out of what, 300?</text:span></text:p></office:annotation></text:span><text:span text:style-name="T6">ummm not good https://guix.gnu.org/blog/2019/joint-statement-on-the-gnu-project/</text:span><text:change-end text:change-id="ct25744064"/><office:annotation-end office:name="__Annotation__29_872595597"/></text:p>
      <text:p text:style-name="P1"><text:span text:style-name="T6">3.</text:span><text:change-start text:change-id="ct25676512"/><text:span text:style-name="T6">https://www.archlinux.org/news/base-group-replaced-by-mandatory-base-package-manual-intervention-required/</text:span><text:change-end text:change-id="ct25676512"/></text:p>
      <text:p text:style-name="P1"><text:soft-page-break/><text:span text:style-name="T6">4.</text:span></text:p>
      <text:p text:style-name="P1"><text:span text:style-name="T6">5.</text:span></text:p>
      <text:p text:style-name="P1"><draw:rect text:anchor-type="as-char" style:rel-width="100%" draw:z-index="2" draw:style-name="gr1" draw:text-style-name="P23" svg:width="0.0012in" svg:height="0.0213in"><text:p/></draw:rect></text:p>
      <text:p text:style-name="P1"><text:span text:style-name="T6">What we’re up to :</text:span></text:p>
      <text:p text:style-name="P1"><text:span text:style-name="T6">V - New Monitor HDMI / USB-C / Display port </text:span></text:p>
      <text:p text:style-name="P1"><text:span text:style-name="T6">J - Have quite a few things going on in the world of Linux, but will have to surprise everyone next week!</text:span></text:p>
      <text:p text:style-name="P1"><text:span text:style-name="T6">P - </text:span></text:p>
      <text:p text:style-name="Standard"><draw:rect text:anchor-type="as-char" style:rel-width="100%" draw:z-index="3" draw:style-name="gr1" draw:text-style-name="P23" svg:width="0.0012in" svg:height="0.0213in"><text:p/></draw:rect></text:p>
      <text:p text:style-name="Standard">News</text:p>
      <text:p text:style-name="Standard"/>
      <text:p text:style-name="Standard"><text:span text:style-name="T10">GNOME 3.34 systemd</text:span> (RTheren)</text:p>
      <text:p text:style-name="Standard"><text:a xlink:type="simple" xlink:href="https://blogs.gnome.org/benzea/2019/10/01/gnome-3-34-is-now-managed-using-systemd/" text:style-name="ListLabel_20_110" text:visited-style-name="ListLabel_20_110"><text:span text:style-name="T14">https://blogs.gnome.org/benzea/2019/10/01/gnome-3-34-is-now-managed-using-systemd/</text:span></text:a></text:p>
      <text:list xml:id="list2785507593" text:style-name="WWNum9">
        <text:list-item>
          <text:p text:style-name="P5"><text:span text:style-name="T11">Solus got it pretty early but I still haven’t been arsed to try it.</text:span></text:p>
        </text:list-item>
        <text:list-item>
          <text:p text:style-name="P5"><text:span text:style-name="T4">Now that systemd is managing GNOME 3.34, hardware components can be sandboxed for greater security.</text:span></text:p>
        </text:list-item>
        <text:list-item>
          <text:p text:style-name="P5"><text:span text:style-name="T4">And services can be shutdown and restarted depending on what hardware is or isn't present.</text:span></text:p>
        </text:list-item>
        <text:list-item>
          <text:p text:style-name="P5"><text:span text:style-name="T4">Thanks to RTheren in chat for submitting this.</text:span></text:p>
        </text:list-item>
      </text:list>
      <text:p text:style-name="Standard"/>
      <text:p text:style-name="Standard"><text:span text:style-name="T10">Linus on Microsoft </text:span></text:p>
      <text:p text:style-name="Standard"><text:a xlink:type="simple" xlink:href="https://www.zdnet.com/article/linus-torvalds-isnt-worried-about-microsoft-taking-over-linux/" text:style-name="ListLabel_20_110" text:visited-style-name="ListLabel_20_110"><text:span text:style-name="T14">https://www.zdnet.com/article/linus-torvalds-isnt-worried-about-microsoft-taking-over-linux/</text:span></text:a></text:p>
      <text:list xml:id="list3601320221" text:style-name="WWNum10">
        <text:list-item>
          <text:p text:style-name="P6"><text:span text:style-name="T8">Linus is getting soft in his old age. </text:span></text:p>
        </text:list-item>
        <text:list-item>
          <text:p text:style-name="P6"><text:span text:style-name="T8">That, or parts of MS (the smart ones) are legit trying to change. </text:span></text:p>
        </text:list-item>
        <text:list-item>
          <text:p text:style-name="P6"><text:soft-page-break/><text:span text:style-name="T11">And Linus also mentions the exFAT patent, which honestly was my last gripe on the whole Microsoft and Linux thing.</text:span></text:p>
        </text:list-item>
        <text:list-item>
          <text:p text:style-name="P6"><text:span text:style-name="T11">Now I’m waiting and seeing.</text:span></text:p>
        </text:list-item>
        <text:list-item>
          <text:p text:style-name="P6"><text:span text:style-name="T4">Linux is protected by the GPL2 open-source licensing, so no single company can control it, not even M$.</text:span></text:p>
        </text:list-item>
        <text:list-item>
          <text:p text:style-name="P6"><text:span text:style-name="T4">In fact, Linux is the driving force for most tech companies whose developers have to work on the Linux kernel in a collaborative and transparent way.</text:span></text:p>
        </text:list-item>
        <text:list-item>
          <text:p text:style-name="P6"><text:span text:style-name="T4">Even Microsoft has to bow down to the penguin!!! <text:s/>Our penguin army is marching forward . . .</text:span></text:p>
        </text:list-item>
        <text:list-item>
          <text:p text:style-name="P6"><text:span text:style-name="T8">Microsoft might be the largest Linux distributor.</text:span></text:p>
        </text:list-item>
        <text:list-item>
          <text:p text:style-name="P6"><text:span text:style-name="T8">At the end of the day the kernel doesn't care who you work for. </text:span></text:p>
        </text:list-item>
        <text:list-item>
          <text:p text:style-name="P6"><text:span text:style-name="T8">We’re talking about a company that’s using Chromium as the base for their browser. </text:span></text:p>
        </text:list-item>
      </text:list>
      <text:p text:style-name="P3"/>
      <text:p text:style-name="Standard"><text:span text:style-name="T3">Cawbird</text:span></text:p>
      <text:p text:style-name="Standard"><text:a xlink:type="simple" xlink:href="https://www.omgubuntu.co.uk/2019/10/cawbird-twitter-client-for-linux" text:style-name="ListLabel_20_110" text:visited-style-name="ListLabel_20_110"><text:span text:style-name="T14">https://www.omgubuntu.co.uk/2019/10/cawbird-twitter-client-for-linux</text:span></text:a></text:p>
      <text:p text:style-name="Standard"><text:a xlink:type="simple" xlink:href="https://github.com/IBBoard/cawbird" text:style-name="ListLabel_20_110" text:visited-style-name="ListLabel_20_110"><text:span text:style-name="T14">https://github.com/IBBoard/cawbird</text:span></text:a></text:p>
      <text:list xml:id="list1881619658" text:style-name="WWNum4">
        <text:list-item>
          <text:p text:style-name="P7"><text:span text:style-name="T11">They claim to have the corebird functionality down.</text:span></text:p>
        </text:list-item>
        <text:list-item>
          <text:p text:style-name="P7"><text:span text:style-name="T11">Now the goal is to expand.</text:span></text:p>
        </text:list-item>
        <text:list-item>
          <text:p text:style-name="P7"><text:span text:style-name="T11">I wouldn’t mind something with the complete Tweetdeck functionality.</text:span></text:p>
        </text:list-item>
        <text:list-item>
          <text:p text:style-name="P7"><text:span text:style-name="T8">Yeah, IMA stick with the browser and Tweetdeck. </text:span></text:p>
        </text:list-item>
        <text:list-item>
          <text:p text:style-name="P7"><text:span text:style-name="T8">Twitter changes things, things break.</text:span></text:p>
        </text:list-item>
        <text:list-item>
          <text:p text:style-name="P7"><text:span text:style-name="T4">Cawbird is a new Twitter client for Linux and is a fork of Corebird.</text:span></text:p>
        </text:list-item>
        <text:list-item>
          <text:p text:style-name="P7"><text:span text:style-name="T4">Yeah, I had just started using the original Corebird Twitter client when it ceased to function, so was happy when I found the newly developed Cawbird.</text:span></text:p>
        </text:list-item>
        <text:list-item>
          <text:p text:style-name="P7"><text:span text:style-name="T4">I love Cawbird, but my biggest complaint is that it’s notification stream is mentions only, not likes, followers and so on.</text:span></text:p>
        </text:list-item>
        <text:list-item>
          <text:p text:style-name="P7"><text:span text:style-name="T4">Refreshing every few mins for new tweets is not a big deal to me, as some other third party Twitter apps I have used on Android do the same thing.</text:span></text:p>
        </text:list-item>
        <text:list-item>
          <text:p text:style-name="P7"><text:soft-page-break/><text:span text:style-name="T4">I really want more development to continue on Cawbird because we need a good Twitter client for Linux, but worry, that yes, Twitter will change things and it will break.</text:span></text:p>
        </text:list-item>
      </text:list>
      <text:p text:style-name="P3"/>
      <text:p text:style-name="Standard"><text:span text:style-name="T10">Budgie and Gnomes</text:span></text:p>
      <text:p text:style-name="Standard"><text:a xlink:type="simple" xlink:href="https://getsol.us/2019/10/03/budgie-and-its-army-of-gnomes/" text:style-name="ListLabel_20_110" text:visited-style-name="ListLabel_20_110"><text:span text:style-name="T14">https://getsol.us/2019/10/03/budgie-and-its-army-of-gnomes/</text:span></text:a></text:p>
      <text:list xml:id="list677465600" text:style-name="WWNum5">
        <text:list-item>
          <text:p text:style-name="P8"><text:span text:style-name="T4">Budgie 10.5.1 introduces hinting and anti-aliasing settings in the Fonts section of the Budgie Desktop Settings.</text:span></text:p>
        </text:list-item>
        <text:list-item>
          <text:p text:style-name="P8"><text:span text:style-name="T4">This will make the fonts much crisper in Budgie. <text:s/>I have noticed the fonts appeared blurry when enlarged, especially on my UHD display.</text:span></text:p>
        </text:list-item>
        <text:list-item>
          <text:p text:style-name="P8"><text:span text:style-name="T4">Budgie 10.5.1 provides support for several GNOME stack releases, including GNOME 3.30, 3.32, and 3.34.</text:span></text:p>
        </text:list-item>
        <text:list-item>
          <text:p text:style-name="P8"><text:span text:style-name="T4">This allows a greater number of users to get updates.</text:span></text:p>
        </text:list-item>
        <text:list-item>
          <text:p text:style-name="P8"><text:span text:style-name="T4">I enjoyed watching Joshua Strobl, the Solus project lead, fix bugs and integrate the latest GNOME updates in Solus live on his Twitch channel!</text:span></text:p>
        </text:list-item>
        <text:list-item>
          <text:p text:style-name="P8"><text:span text:style-name="T11">The big focus on this one is getting the new GNOME bits and using them to improve on Budgie.</text:span></text:p>
        </text:list-item>
      </text:list>
      <text:p text:style-name="P3"/>
      <text:p text:style-name="Standard"><text:span text:style-name="T7">Flatpak updates</text:span></text:p>
      <text:p text:style-name="Standard"><text:a xlink:type="simple" xlink:href="https://blogs.gnome.org/mclasen/2019/10/03/some-flatpak-updates/" text:style-name="ListLabel_20_110" text:visited-style-name="ListLabel_20_110"><text:span text:style-name="T14">https://blogs.gnome.org/mclasen/2019/10/03/some-flatpak-updates/</text:span></text:a></text:p>
      <text:list xml:id="list2859898029" text:style-name="WWNum2">
        <text:list-item>
          <text:p text:style-name="P9"><text:span text:style-name="T8">Parental controls. </text:span></text:p>
        </text:list-item>
        <text:list-item>
          <text:p text:style-name="P9"><text:span text:style-name="T8">Disk space checks. </text:span></text:p>
        </text:list-item>
        <text:list-item>
          <text:p text:style-name="P9"><text:span text:style-name="T8">System for purchasing or donating. </text:span></text:p>
        </text:list-item>
        <text:list-item>
          <text:p text:style-name="P9"><text:span text:style-name="T8">The ability to mask updates so they will STFU. </text:span></text:p>
        </text:list-item>
        <text:list-item>
          <text:p text:style-name="P9"><text:span text:style-name="T8">Lots of quality of life planned for the future.</text:span></text:p>
        </text:list-item>
        <text:list-item>
          <text:p text:style-name="P9"><text:span text:style-name="T4">Flatpak development is open for contribution and they would love to hear from you!</text:span></text:p>
        </text:list-item>
        <text:list-item>
          <text:p text:style-name="P9"><text:span text:style-name="T11">My favorite thing about flatpaks is that they don’t create stupid lowercase folders in my home directory.</text:span></text:p>
        </text:list-item>
      </text:list>
      <text:p text:style-name="Standard"/>
      <text:p text:style-name="Standard"><text:soft-page-break/><text:span text:style-name="T7">Fedora EOL i386</text:span></text:p>
      <text:p text:style-name="Standard"><text:a xlink:type="simple" xlink:href="https://fedoramagazine.org/in-fedora-31-32-bit-i686-is-86ed/" text:style-name="ListLabel_20_110" text:visited-style-name="ListLabel_20_110"><text:span text:style-name="T14">https://fedoramagazine.org/in-fedora-31-32-bit-i686-is-86ed/</text:span></text:a></text:p>
      <text:list xml:id="list3758462967" text:style-name="WWNum3">
        <text:list-item>
          <text:p text:style-name="P10"><text:span text:style-name="T4">We all knew this was coming, and just like Ubuntu, Fedora follows suit.</text:span></text:p>
        </text:list-item>
        <text:list-item>
          <text:p text:style-name="P10"><text:span text:style-name="T4">I like that the article suggests if you're running 32 bit hardware as a server consider using a newer ARM board instead, as it is more energy efficient.</text:span></text:p>
        </text:list-item>
        <text:list-item>
          <text:p text:style-name="P10"><text:span text:style-name="T8">Someone on my Twitter timeline wondered why nobody was upset about Fedora dropping i386 when it was full-metal OMGWTFBBQ when Ubuntu did it. </text:span></text:p>
        </text:list-item>
        <text:list-item>
          <text:p text:style-name="P10"><text:span text:style-name="T8">On word, </text:span><text:span text:style-name="T7">SURPRISE</text:span><text:span text:style-name="T8">! </text:span></text:p>
          <text:list>
            <text:list-item>
              <text:p text:style-name="P17"><text:span text:style-name="T11">And Fedora specifically said it would maintain the multilib compatibility, something which Ubuntu originally specifically pointed out as being something they wouldn’t do.</text:span></text:p>
            </text:list-item>
          </text:list>
        </text:list-item>
        <text:list-item>
          <text:p text:style-name="P10"><text:span text:style-name="T11">And as long as those multilibs stay and allow me to play mah vidjagames, I’m good!</text:span></text:p>
        </text:list-item>
      </text:list>
      <text:p text:style-name="Standard"/>
      <text:p text:style-name="Standard"><text:span text:style-name="T3">Best Linux editors</text:span></text:p>
      <text:p text:style-name="Standard"><text:a xlink:type="simple" xlink:href="https://fossbytes.com/best-free-video-editing-software/" text:style-name="ListLabel_20_110" text:visited-style-name="ListLabel_20_110"><text:span text:style-name="T14">https://fossbytes.com/best-free-video-editing-software/</text:span></text:a></text:p>
      <text:list xml:id="list2795602732" text:style-name="WWNum6">
        <text:list-item>
          <text:p text:style-name="P11"><text:span text:style-name="T8">Openshot hahahahahahahahahahah, no. </text:span></text:p>
        </text:list-item>
        <text:list-item>
          <text:p text:style-name="P11"><text:span text:style-name="T8">Kdenlive is not on the list so on behalf of LWDW allow me to declare the list invalid. </text:span></text:p>
        </text:list-item>
        <text:list-item>
          <text:p text:style-name="P11"><text:span text:style-name="T8">And that’s from a Davinci Resolve shill.</text:span></text:p>
        </text:list-item>
        <text:list-item>
          <text:p text:style-name="P11"><text:span text:style-name="T4">This article leaves out some of the best non-Linear video editors available. </text:span></text:p>
        </text:list-item>
        <text:list-item>
          <text:p text:style-name="P11"><text:span text:style-name="T4">Only 3 of the 8 video editors listed work on Linux---OpenShot, Davinci Resolve and Shotcut.</text:span></text:p>
        </text:list-item>
        <text:list-item>
          <text:p text:style-name="P11"><text:span text:style-name="T4">And, yes Kdenlive not listed, Waaahhhhhhh?!</text:span></text:p>
        </text:list-item>
        <text:list-item>
          <text:p text:style-name="P11"><text:span text:style-name="T4">This article from a few months ago has a better list ;-D</text:span></text:p>
          <text:list>
            <text:list-item>
              <text:p text:style-name="P18"><text:a xlink:type="simple" xlink:href="https://itsfoss.com/best-video-editing-software-linux/" text:style-name="ListLabel_20_110" text:visited-style-name="ListLabel_20_110"><text:span text:style-name="T14">https://itsfoss.com/best-video-editing-software-linux/</text:span></text:a></text:p>
            </text:list-item>
          </text:list>
        </text:list-item>
        <text:list-item>
          <text:p text:style-name="P11"><text:span text:style-name="T4">I also love Flowblade, Cinelerra and the new Olive video editor.</text:span></text:p>
        </text:list-item>
        <text:list-item>
          <text:p text:style-name="P11"><text:span text:style-name="T11">Fossbytes posting a list of free but not all free software video editors.</text:span></text:p>
        </text:list-item>
        <text:list-item>
          <text:p text:style-name="P11"><text:soft-page-break/><text:span text:style-name="T11">I can see why some people take issue with that website’s content.</text:span></text:p>
        </text:list-item>
      </text:list>
      <text:p text:style-name="P3"/>
      <text:p text:style-name="Standard"><text:span text:style-name="T7">Easy game streaming </text:span></text:p>
      <text:p text:style-name="Standard"><text:a xlink:type="simple" xlink:href="https://ubuntu.com/blog/easy-linux-game-streaming-with-obs" text:style-name="ListLabel_20_110" text:visited-style-name="ListLabel_20_110"><text:span text:style-name="T14">https://ubuntu.com/blog/easy-linux-game-streaming-with-obs</text:span></text:a></text:p>
      <text:list xml:id="list947570067" text:style-name="WWNum1">
        <text:list-item>
          <text:p text:style-name="P12"><text:span text:style-name="T8">As someone who spends time on /r/obs and the support channel on Discord helping people Linux, dude. </text:span></text:p>
          <text:list>
            <text:list-item>
              <text:p text:style-name="P19"><text:span text:style-name="T8">A. Don’t stream on a laptop. </text:span></text:p>
            </text:list-item>
            <text:list-item>
              <text:p text:style-name="P19"><text:span text:style-name="T8">B. If you must, make sure it’s not on WiFi and plug it into the mains. </text:span></text:p>
            </text:list-item>
            <text:list-item>
              <text:p text:style-name="P19"><text:span text:style-name="T8">C. Never use Intel or AMD based encoding for streaming, it’s junk. </text:span></text:p>
              <text:list>
                <text:list-item>
                  <text:p text:style-name="P20"><text:span text:style-name="T8">This is not debatable.</text:span></text:p>
                </text:list-item>
              </text:list>
            </text:list-item>
            <text:list-item>
              <text:p text:style-name="P19"><text:span text:style-name="T8">D. For the love of FSM use the PPA from the OBS project (or build it from sauce) and not the Snap or the Flatpak. <text:s/></text:span></text:p>
            </text:list-item>
          </text:list>
        </text:list-item>
        <text:list-item>
          <text:p text:style-name="P12"><text:span text:style-name="T8">Rarw.</text:span></text:p>
        </text:list-item>
        <text:list-item>
          <text:p text:style-name="P12"><text:span text:style-name="T4">The AppImage of OBS actually does run quite well, but I wouldn’t use it in production.</text:span></text:p>
        </text:list-item>
        <text:list-item>
          <text:p text:style-name="P12"><text:span text:style-name="T4">Yeah, no, wouldn’t want to use the Snap either.</text:span></text:p>
        </text:list-item>
        <text:list-item>
          <text:p text:style-name="P12"><text:span text:style-name="T4">One of the major issues reported on the GitHub page--The obs-linuxbrowser plugin is included with the snap, but segfaults when adding a Linux Browser source.</text:span></text:p>
        </text:list-item>
        <text:list-item>
          <text:p text:style-name="P12"><text:span text:style-name="T4">I think if we tried to use it here at LinuxGameCast Venn’s studio would explode!</text:span></text:p>
        </text:list-item>
        <text:list-item>
          <text:p text:style-name="P12"><text:span text:style-name="T11">I gave up when Popey recommended enabling hardware encoding for Intel off of the OBS Snap.</text:span></text:p>
        </text:list-item>
        <text:list-item>
          <text:p text:style-name="P12"><text:span text:style-name="T11">I could have even bought it, if he had gone through the trouble of explaining how to setup Intel Quick Sync.</text:span></text:p>
        </text:list-item>
        <text:list-item>
          <text:p text:style-name="P12"><text:span text:style-name="T11">So unless this is to mean that the new vaapi in ffmpeg is QuickSync aware, out of the box, in Ubuntu (which I doubt), no. Just… no!</text:span></text:p>
        </text:list-item>
      </text:list>
      <text:p text:style-name="Standard"/>
      <text:p text:style-name="P1"><text:span text:style-name="T3">Nvidia Blends</text:span><text:span text:style-name="T6"> (Mfoxdogg)</text:span></text:p>
      <text:p text:style-name="P1"><text:a xlink:type="simple" xlink:href="https://twitter.com/blender_org/status/1181199681797443591" text:style-name="ListLabel_20_110" text:visited-style-name="ListLabel_20_110"><text:span text:style-name="T14">https://twitter.com/blender_org/status/1181199681797443591</text:span></text:a></text:p>
      <text:list xml:id="list3433114435" text:style-name="WWNum12">
        <text:list-item>
          <text:p text:style-name="P13"><text:soft-page-break/><text:span text:style-name="T4">Awesome, NVIDIA has joined the Blender Foundation Development Fund at the Patron level!</text:span></text:p>
        </text:list-item>
        <text:list-item>
          <text:p text:style-name="P13"><text:span text:style-name="T4">NVIDIA joins Epic Games at that level.</text:span></text:p>
        </text:list-item>
        <text:list-item>
          <text:p text:style-name="P13"><text:span text:style-name="T4">That’s 120k or more a year!</text:span></text:p>
        </text:list-item>
        <text:list-item>
          <text:p text:style-name="P13"><text:span text:style-name="T4">This will allow for two more developers to work on core Blender development and keep the NVIDIA GPU rendering well supported and even faster in the future.</text:span></text:p>
        </text:list-item>
        <text:list-item>
          <text:p text:style-name="P13"><text:span text:style-name="T4">Thank you Mfoxdogg for submitting this!</text:span></text:p>
        </text:list-item>
        <text:list-item>
          <text:p text:style-name="P13"><text:span text:style-name="T11">Took them long enough!</text:span></text:p>
        </text:list-item>
      </text:list>
      <text:p text:style-name="Standard"><draw:rect text:anchor-type="as-char" style:rel-width="100%" draw:z-index="4" draw:style-name="gr1" draw:text-style-name="P23" svg:width="0.0012in" svg:height="0.0213in"><text:p/></draw:rect></text:p>
      <text:p text:style-name="Standard">Plugs</text:p>
      <text:p text:style-name="Standard"/>
      <text:p text:style-name="Standard">First test of 4-way</text:p>
      <text:p text:style-name="Standard"><draw:rect text:anchor-type="as-char" style:rel-width="100%" draw:z-index="5" draw:style-name="gr1" draw:text-style-name="P23" svg:width="0.0012in" svg:height="0.0213in"><text:p/></draw:rect></text:p>
      <text:p text:style-name="Standard">Slice of Pi</text:p>
      <text:p text:style-name="Standard"/>
      <text:p text:style-name="Standard"><text:span text:style-name="T3">Heatpipe Pi</text:span> </text:p>
      <text:p text:style-name="Standard"><text:a xlink:type="simple" xlink:href="https://www.tomshardware.com/news/raspberry-pi-4-low-profile-direct-contact-heatpipe-cooler,40544.html" text:style-name="ListLabel_20_110" text:visited-style-name="ListLabel_20_110"><text:span text:style-name="T14">https://www.tomshardware.com/news/raspberry-pi-4-low-profile-direct-contact-heatpipe-cooler,40544.html</text:span></text:a></text:p>
      <text:list xml:id="list1039502659" text:style-name="WWNum7">
        <text:list-item>
          <text:p text:style-name="P14"><text:span text:style-name="T11">That’s almost the same price as the tiny tower cooler and at least that one has active cooling.</text:span></text:p>
        </text:list-item>
        <text:list-item>
          <text:p text:style-name="P14"><text:span text:style-name="T4">Raspberry Pi enthusiast George Godinez makes the first low profile Raspberry Pi 4 cooler.</text:span></text:p>
        </text:list-item>
        <text:list-item>
          <text:p text:style-name="P14"><text:span text:style-name="T4">It has a direct-touch heatpipe which is encased in thermally conductive resin with the bottom exposed to make contact with the Pi 4.</text:span></text:p>
        </text:list-item>
        <text:list-item>
          <text:p text:style-name="P14"><text:span text:style-name="T4">One of the nice things about this cooling option is that it is low profile and will accommodate most Pi 4 HATs.</text:span></text:p>
        </text:list-item>
      </text:list>
      <text:p text:style-name="P21"/>
      <text:p text:style-name="P21"><text:span text:style-name="T10">MicroscoPi</text:span></text:p>
      <text:p text:style-name="P21"><text:soft-page-break/><text:a xlink:type="simple" xlink:href="https://www.geeky-gadgets.com/raspberry-pi-microscope-07-10-2019/" text:style-name="ListLabel_20_110" text:visited-style-name="ListLabel_20_110"><text:span text:style-name="T14">https://www.geeky-gadgets.com/raspberry-pi-microscope-07-10-2019/</text:span></text:a></text:p>
      <text:list xml:id="list1500430642" text:style-name="WWNum11">
        <text:list-item>
          <text:p text:style-name="P15"><text:span text:style-name="T11">The software side still needs a bit of work!</text:span></text:p>
        </text:list-item>
        <text:list-item>
          <text:p text:style-name="P15"><text:span text:style-name="T11">The hardware I’d say is pretty much what you’d want for a prototype/diy digital microscope.</text:span></text:p>
        </text:list-item>
      </text:list>
      <text:p text:style-name="Standard"><draw:rect text:anchor-type="as-char" style:rel-width="100%" draw:z-index="6" draw:style-name="gr1" draw:text-style-name="P23" svg:width="0.0012in" svg:height="0.0213in"><text:p/></draw:rect></text:p>
      <text:p text:style-name="Standard">Feedback</text:p>
      <text:p text:style-name="Standard"/>
      <text:p text:style-name="Standard">Cine</text:p>
      <text:p text:style-name="Standard"><text:a xlink:type="simple" xlink:href="https://linuxgamecast.com/bradley/?ImGiUaS" text:style-name="ListLabel_20_110" text:visited-style-name="ListLabel_20_110"><text:span text:style-name="T14">https://linuxgamecast.com/bradley/?ImGiUaS</text:span></text:a></text:p>
      <text:p text:style-name="Standard"/>
      <text:p text:style-name="Standard">POE</text:p>
      <text:p text:style-name="Standard"><text:a xlink:type="simple" xlink:href="https://linuxgamecast.com/bradley/?CdL8WgY" text:style-name="ListLabel_20_110" text:visited-style-name="ListLabel_20_110"><text:span text:style-name="T14">https://linuxgamecast.com/bradley/?CdL8WgY</text:span></text:a></text:p>
      <text:list xml:id="list3604896683" text:style-name="WWNum8">
        <text:list-item>
          <text:p text:style-name="P16"><text:span text:style-name="T4">Thanks so much Frostclaw for letting us know!</text:span></text:p>
        </text:list-item>
        <text:list-item>
          <text:p text:style-name="P16"><text:span text:style-name="T4">Frosty has an awesome Raspberry Pi and 3D Printing YouTube channel, so he would know this from experien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0" style:display-name="ListLabel 110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1" meta:word-count="1348" meta:character-count="8431" meta:non-whitespace-character-count="7269"/>
    <meta:generator>LibreOfficeDev/6.0.5.2$Linux_X86_64 LibreOffice_project/</meta:generator>
  </office:meta>
</office:document-meta>
</file>